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fb937"/>
    </style:style>
    <style:style style:name="P2" style:family="paragraph" style:parent-style-name="Standard">
      <style:text-properties officeooo:paragraph-rsid="002083fe"/>
    </style:style>
    <style:style style:name="T1" style:family="text">
      <style:text-properties officeooo:rsid="001fb937"/>
    </style:style>
    <style:style style:name="T2" style:family="text">
      <style:text-properties officeooo:rsid="002083fe"/>
    </style:style>
    <style:style style:name="T3" style:family="text">
      <style:text-properties officeooo:rsid="00211c2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CS Übung 2</text:span></text:p>
      <text:p text:style-name="P1"><text:span text:style-name="T1"/></text:p>
      <text:p text:style-name="P1"><text:span text:style-name="T1">Aufgabe 1:</text:span></text:p>
      <text:p text:style-name="P1"><text:span text:style-name="T1"/></text:p>
      <text:p text:style-name="P1"><text:span text:style-name="T1">GML gibt die rekonstruierten Objekte nur schematisch und anhand einiger definierter Formen wieder. Das spart viel Speicherplatz, abstrahiert aber auch stark und lässt geringe Unterschiede verschwinden. Je genauer das Modell sein soll, desto aufwendiger wird die Erfassung.</text:span></text:p>
      <text:p text:style-name="P1"><text:span text:style-name="T1"/></text:p>
      <text:p text:style-name="P1"><text:span text:style-name="T1">Multi-Stereo-View erzeugt deutlich größere Datenmengen für die Modelle und benötigt auch erheblich mehr Rechenaufwand. Dafür lassen sich die benötigten Daten zur Erstellung des Modells deutlich leichter und günstiger beschaffen als es beim 3D scannen oder dem Nachbau mit GML möglich wäre. Ein 3D Scanner für eine Gebäude ist technisch fast nicht umsetzbar, das sammeln ausreichender Mengen an Fotomaterial des Gebäudes hingegen eine Leichtigkeit.</text:span></text:p>
      <text:p text:style-name="P1"><text:span text:style-name="T1"/></text:p>
      <text:p text:style-name="P1"><text:span text:style-name="T1">Aufgabe 3:</text:span></text:p>
      <text:p text:style-name="P1"><text:span text:style-name="T1"/></text:p>
      <text:p text:style-name="P2"><text:span text:style-name="T3">- hoher </text:span><text:span text:style-name="T2">Kontrast zur Umgebung</text:span></text:p>
      <text:p text:style-name="P2"><text:span text:style-name="T3">- </text:span><text:span text:style-name="T2">Helligkeit</text:span></text:p>
      <text:p text:style-name="P2"><text:span text:style-name="T3">- Antisymmetrie</text:span><text:span text:style-name="T1"> </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1T17:55:01.72</meta:creation-date>
    <dc:date>2013-05-02T11:08:09.89</dc:date>
    <meta:editing-duration>PT17H52S</meta:editing-duration>
    <meta:editing-cycles>2</meta:editing-cycles>
    <meta:generator>LibreOffice/3.6$Windows_x86 LibreOffice_project/da8c1e6-fd468f4-454e206-f42a4a9-143cfd</meta:generator>
    <meta:document-statistic meta:table-count="0" meta:image-count="0" meta:object-count="0" meta:page-count="1" meta:paragraph-count="8" meta:word-count="116" meta:character-count="807" meta:non-whitespace-character-count="698"/>
  </office:meta>
</office:document-meta>
</file>